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100000272EB0212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6.538cm" svg:height="16.565cm" draw:z-index="0"><draw:image xlink:href="Pictures/100000010000027100000272EB0212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1:32:55.500000000</meta:creation-date>
    <dc:date>2025-04-28T12:32:46.895000000</dc:date>
    <meta:editing-duration>PT49M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